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1.59cm" fo:min-width="3.46cm"/>
    </style:style>
    <style:style style:name="gr3" style:family="graphic" style:parent-style-name="standard">
      <style:graphic-properties draw:textarea-horizontal-align="justify" draw:textarea-vertical-align="middle" draw:auto-grow-height="false" fo:min-height="1.518cm" fo:min-width="4.098cm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3.884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3.814cm"/>
    </style:style>
    <style:style style:name="gr6" style:family="graphic" style:parent-style-name="standard">
      <style:graphic-properties draw:textarea-horizontal-align="justify" draw:textarea-vertical-align="middle" draw:auto-grow-height="false" fo:min-height="1.306cm" fo:min-width="3.4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78cm" fo:min-width="2.9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2.1cm" svg:x="1.5cm" svg:y="13.5cm">
          <text:p text:style-name="P1">Trian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6cm" svg:height="2.6cm" svg:x="14cm" svg:y="10.9cm">
          <text:p text:style-name="P1">Fr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5cm" svg:height="2.5cm" svg:x="11.1cm" svg:y="4.1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2cm" svg:height="2.3cm" svg:x="9.6cm" svg:y="19.2cm">
          <text:p text:style-name="P1">Point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1cm" svg:height="2.4cm" svg:x="1.2cm" svg:y="20.5cm">
          <text:p text:style-name="P1">M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6cm" svg:height="2.2cm" svg:x="2cm" svg:y="6.8cm">
          <text:p text:style-name="P1">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1.1cm" svg:y1="5.4cm" svg:x2="6.7cm" svg:y2="7.1cm">
          <text:p/>
        </draw:line>
        <draw:line draw:style-name="gr7" draw:text-style-name="P1" draw:layer="layout" svg:x1="14.4cm" svg:y1="6.6cm" svg:x2="16.3cm" svg:y2="11cm">
          <text:p/>
        </draw:line>
        <draw:line draw:style-name="gr7" draw:text-style-name="P1" draw:layer="layout" svg:x1="12.1cm" svg:y1="6.2cm" svg:x2="3.9cm" svg:y2="13.6cm">
          <text:p/>
        </draw:line>
        <draw:line draw:style-name="gr7" draw:text-style-name="P1" draw:layer="layout" svg:x1="13.9cm" svg:y1="6.6cm" svg:x2="12.3cm" svg:y2="19.3cm">
          <text:p/>
        </draw:line>
        <draw:line draw:style-name="gr7" draw:text-style-name="P1" draw:layer="layout" svg:x1="4cm" svg:y1="15.6cm" svg:x2="4.2cm" svg:y2="20.6cm">
          <text:p/>
        </draw:line>
        <draw:line draw:style-name="gr7" draw:text-style-name="P1" draw:layer="layout" svg:x1="6cm" svg:y1="15.3cm" svg:x2="9.7cm" svg:y2="20.5cm">
          <text:p/>
        </draw:line>
        <draw:line draw:style-name="gr7" draw:text-style-name="P1" draw:layer="layout" svg:x1="4.9cm" svg:y1="9cm" svg:x2="4.1cm" svg:y2="13.5cm">
          <text:p/>
        </draw:line>
        <draw:line draw:style-name="gr7" draw:text-style-name="P1" draw:layer="layout" svg:x1="14.3cm" svg:y1="12.8cm" svg:x2="6.6cm" svg:y2="14.7cm">
          <text:p/>
        </draw:line>
        <draw:line draw:style-name="gr7" draw:text-style-name="P1" draw:layer="layout" svg:x1="15.6cm" svg:y1="13.2cm" svg:x2="12.7cm" svg:y2="19.3cm">
          <text:p/>
        </draw:line>
        <draw:custom-shape draw:style-name="gr8" draw:text-style-name="P2" draw:layer="layout" svg:width="4.9cm" svg:height="2.3cm" svg:x="8.1cm" svg:y="9.3cm">
          <text:p text:style-name="P2">Triangu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8cm" svg:y1="11.2cm" svg:x2="6cm" svg:y2="13.8cm">
          <text:p/>
        </draw:line>
        <draw:line draw:style-name="gr7" draw:text-style-name="P2" draw:layer="layout" svg:x1="12.1cm" svg:y1="6.3cm" svg:x2="12.4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guenet Denis</meta:initial-creator>
    <meta:creation-date>2017-12-24T18:40:04.306804643</meta:creation-date>
    <dc:date>2017-12-28T16:30:18.352404648</dc:date>
    <dc:creator>Biguenet Denis</dc:creator>
    <meta:editing-duration>PT6M27S</meta:editing-duration>
    <meta:editing-cycles>2</meta:editing-cycles>
    <meta:generator>LibreOffice/4.3.3.2$Linux_X86_64 LibreOffice_project/430m0$Build-2</meta:generator>
    <meta:document-statistic meta:object-count="18"/>
  </office:meta>
</office:document-meta>
</file>